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PushUps200Hz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DIFF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RightArm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2]-[.J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3]-[.J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Belly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eprocessed</text:p>
          </table:table-cell>
          <table:table-cell table:formula="of:=ABS([.I4]-[.J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LeftArm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5]-[.J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6]-[.J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7]-[.J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LeftAr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8]-[.J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RightAr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9]-[.J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Bell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processed</text:p>
          </table:table-cell>
          <table:table-cell table:formula="of:=ABS([.I10]-[.J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11]-[.J1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Chest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processed</text:p>
          </table:table-cell>
          <table:table-cell table:formula="of:=ABS([.I12]-[.J1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13]-[.J1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  <table:table-cell table:formula="of:=ABS([.I14]-[.J1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  <table:table-cell table:formula="of:=ABS([.I15]-[.J1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Che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16]-[.J1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Bell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17]-[.J1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18]-[.J1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19]-[.J1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20]-[.J2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21]-[.J2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processed</text:p>
          </table:table-cell>
          <table:table-cell table:formula="of:=ABS([.I22]-[.J2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Ches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processed</text:p>
          </table:table-cell>
          <table:table-cell table:formula="of:=ABS([.I23]-[.J2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processed</text:p>
          </table:table-cell>
          <table:table-cell table:formula="of:=ABS([.I24]-[.J2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processed</text:p>
          </table:table-cell>
          <table:table-cell table:formula="of:=ABS([.I25]-[.J2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Chest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26]-[.J2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RightAr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  <table:table-cell table:formula="of:=ABS([.I27]-[.J2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preprocessed</text:p>
          </table:table-cell>
          <table:table-cell table:formula="of:=ABS([.I28]-[.J2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Bell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29]-[.J29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Ches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30]-[.J3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31]-[.J3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LeftArm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32]-[.J3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33]-[.J3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34]-[.J3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35]-[.J3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36]-[.J3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RightAr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processed</text:p>
          </table:table-cell>
          <table:table-cell table:formula="of:=ABS([.I37]-[.J37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score (lower is better): </text:p>
          </table:table-cell>
          <table:table-cell table:style-name="Default" table:formula="of:=SUM([.L2:.L37])" office:value-type="float" office:value="19" calcext:value-type="float">
            <text:p>19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office:value-type="string" calcext:value-type="string">
            <text:p>AllDataSets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1.17.39</text:p>
          </table:table-cell>
          <table:table-cell office:value-type="string" calcext:value-type="string">
            <text:p>RightAr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  <table:table-cell table:formula="of:=ABS([.I41]-[.J41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1.17.39</text:p>
          </table:table-cell>
          <table:table-cell office:value-type="string" calcext:value-type="string">
            <text:p>LeftArm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42]-[.J42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1.17.39</text:p>
          </table:table-cell>
          <table:table-cell office:value-type="string" calcext:value-type="string">
            <text:p>Chest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43]-[.J43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1.17.39</text:p>
          </table:table-cell>
          <table:table-cell office:value-type="string" calcext:value-type="string">
            <text:p>Bell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44]-[.J44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2.50.00</text:p>
          </table:table-cell>
          <table:table-cell office:value-type="string" calcext:value-type="string">
            <text:p>RightArm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eprocessed</text:p>
          </table:table-cell>
          <table:table-cell table:formula="of:=ABS([.I45]-[.J45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2.50.0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46]-[.J46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2.50.00</text:p>
          </table:table-cell>
          <table:table-cell office:value-type="string" calcext:value-type="string">
            <text:p>Bell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eprocessed</text:p>
          </table:table-cell>
          <table:table-cell table:formula="of:=ABS([.I47]-[.J47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2.50.00</text:p>
          </table:table-cell>
          <table:table-cell office:value-type="string" calcext:value-type="string">
            <text:p>Ches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eprocessed</text:p>
          </table:table-cell>
          <table:table-cell table:formula="of:=ABS([.I48]-[.J48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3.00.09</text:p>
          </table:table-cell>
          <table:table-cell office:value-type="string" calcext:value-type="string">
            <text:p>LeftArm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49]-[.J49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3.00.09</text:p>
          </table:table-cell>
          <table:table-cell office:value-type="string" calcext:value-type="string">
            <text:p>RightArm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50]-[.J50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3.00.09</text:p>
          </table:table-cell>
          <table:table-cell office:value-type="string" calcext:value-type="string">
            <text:p>Bell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51]-[.J51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3.00.09</text:p>
          </table:table-cell>
          <table:table-cell office:value-type="string" calcext:value-type="string">
            <text:p>Ches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52]-[.J52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07.33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53]-[.J53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07.33</text:p>
          </table:table-cell>
          <table:table-cell office:value-type="string" calcext:value-type="string">
            <text:p>RightArm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54]-[.J54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07.33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55]-[.J55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07.33</text:p>
          </table:table-cell>
          <table:table-cell office:value-type="string" calcext:value-type="string">
            <text:p>LeftArm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56]-[.J56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14.32</text:p>
          </table:table-cell>
          <table:table-cell office:value-type="string" calcext:value-type="string">
            <text:p>Belly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processed</text:p>
          </table:table-cell>
          <table:table-cell table:formula="of:=ABS([.I57]-[.J57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14.32</text:p>
          </table:table-cell>
          <table:table-cell office:value-type="string" calcext:value-type="string">
            <text:p>RightArm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processed</text:p>
          </table:table-cell>
          <table:table-cell table:formula="of:=ABS([.I58]-[.J58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14.32</text:p>
          </table:table-cell>
          <table:table-cell office:value-type="string" calcext:value-type="string">
            <text:p>Chest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processed</text:p>
          </table:table-cell>
          <table:table-cell table:formula="of:=ABS([.I59]-[.J59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14.32</text:p>
          </table:table-cell>
          <table:table-cell office:value-type="string" calcext:value-type="string">
            <text:p>LeftArm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processed</text:p>
          </table:table-cell>
          <table:table-cell table:formula="of:=ABS([.I60]-[.J60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20.28</text:p>
          </table:table-cell>
          <table:table-cell office:value-type="string" calcext:value-type="string">
            <text:p>Belly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processed</text:p>
          </table:table-cell>
          <table:table-cell table:formula="of:=ABS([.I61]-[.J61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20.28</text:p>
          </table:table-cell>
          <table:table-cell office:value-type="string" calcext:value-type="string">
            <text:p>Ches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processed</text:p>
          </table:table-cell>
          <table:table-cell table:formula="of:=ABS([.I62]-[.J62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20.28</text:p>
          </table:table-cell>
          <table:table-cell office:value-type="string" calcext:value-type="string">
            <text:p>RightArm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processed</text:p>
          </table:table-cell>
          <table:table-cell table:formula="of:=ABS([.I63]-[.J63])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20.28</text:p>
          </table:table-cell>
          <table:table-cell office:value-type="string" calcext:value-type="string">
            <text:p>LeftArm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processed</text:p>
          </table:table-cell>
          <table:table-cell table:formula="of:=ABS([.I64]-[.J64])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59.59</text:p>
          </table:table-cell>
          <table:table-cell office:value-type="string" calcext:value-type="string">
            <text:p>Chest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65]-[.J65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59.59</text:p>
          </table:table-cell>
          <table:table-cell office:value-type="string" calcext:value-type="string">
            <text:p>LeftAr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66]-[.J66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59.59</text:p>
          </table:table-cell>
          <table:table-cell office:value-type="string" calcext:value-type="string">
            <text:p>RightAr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67]-[.J67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59.59</text:p>
          </table:table-cell>
          <table:table-cell office:value-type="string" calcext:value-type="string">
            <text:p>Belly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68]-[.J68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13.22</text:p>
          </table:table-cell>
          <table:table-cell office:value-type="string" calcext:value-type="string">
            <text:p>RightArm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69]-[.J69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13.22</text:p>
          </table:table-cell>
          <table:table-cell office:value-type="string" calcext:value-type="string">
            <text:p>LeftArm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70]-[.J70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13.22</text:p>
          </table:table-cell>
          <table:table-cell office:value-type="string" calcext:value-type="string">
            <text:p>Chest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processed</text:p>
          </table:table-cell>
          <table:table-cell table:formula="of:=ABS([.I71]-[.J71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13.22</text:p>
          </table:table-cell>
          <table:table-cell office:value-type="string" calcext:value-type="string">
            <text:p>Belly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72]-[.J72])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31.36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preprocessed</text:p>
          </table:table-cell>
          <table:table-cell table:formula="of:=ABS([.I73]-[.J73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31.36</text:p>
          </table:table-cell>
          <table:table-cell office:value-type="string" calcext:value-type="string">
            <text:p>LeftArm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74]-[.J74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31.36</text:p>
          </table:table-cell>
          <table:table-cell office:value-type="string" calcext:value-type="string">
            <text:p>Chest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75]-[.J75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31.36</text:p>
          </table:table-cell>
          <table:table-cell office:value-type="string" calcext:value-type="string">
            <text:p>RightArm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76]-[.J76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Chest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processed</text:p>
          </table:table-cell>
          <table:table-cell table:formula="of:=ABS([.I77]-[.J77])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Belly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eprocessed</text:p>
          </table:table-cell>
          <table:table-cell table:formula="of:=ABS([.I78]-[.J78])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LeftArm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processed</text:p>
          </table:table-cell>
          <table:table-cell table:formula="of:=ABS([.I79]-[.J79])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preprocessed</text:p>
          </table:table-cell>
          <table:table-cell table:formula="of:=ABS([.I80]-[.J80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RightArm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eprocessed</text:p>
          </table:table-cell>
          <table:table-cell table:formula="of:=ABS([.I81]-[.J81])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LeftArm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processed</text:p>
          </table:table-cell>
          <table:table-cell table:formula="of:=ABS([.I82]-[.J82])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Belly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processed</text:p>
          </table:table-cell>
          <table:table-cell table:formula="of:=ABS([.I83]-[.J83])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Chest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processed</text:p>
          </table:table-cell>
          <table:table-cell table:formula="of:=ABS([.I84]-[.J84])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85]-[.J85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86]-[.J86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87]-[.J87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88]-[.J88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89]-[.J89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90]-[.J90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91]-[.J91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92]-[.J92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93]-[.J93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94]-[.J94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  <table:table-cell table:formula="of:=ABS([.I95]-[.J95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LeftArm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processed</text:p>
          </table:table-cell>
          <table:table-cell table:formula="of:=ABS([.I96]-[.J96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LeftArm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eprocessed</text:p>
          </table:table-cell>
          <table:table-cell table:formula="of:=ABS([.I97]-[.J97])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RightArm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98]-[.J98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Chest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  <table:table-cell table:formula="of:=ABS([.I99]-[.J99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Belly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100]-[.J100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LeftArm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101]-[.J101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Bell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eprocessed</text:p>
          </table:table-cell>
          <table:table-cell table:formula="of:=ABS([.I102]-[.J102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Ches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103]-[.J103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RightArm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104]-[.J104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LeftAr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processed</text:p>
          </table:table-cell>
          <table:table-cell table:formula="of:=ABS([.I105]-[.J105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processed</text:p>
          </table:table-cell>
          <table:table-cell table:formula="of:=ABS([.I106]-[.J106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processed</text:p>
          </table:table-cell>
          <table:table-cell table:formula="of:=ABS([.I107]-[.J107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RightAr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processed</text:p>
          </table:table-cell>
          <table:table-cell table:formula="of:=ABS([.I108]-[.J108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Chest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  <table:table-cell table:formula="of:=ABS([.I109]-[.J109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RightAr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  <table:table-cell table:formula="of:=ABS([.I110]-[.J110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LeftAr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  <table:table-cell table:formula="of:=ABS([.I111]-[.J111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Bell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  <table:table-cell table:formula="of:=ABS([.I112]-[.J112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Ches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  <table:table-cell table:formula="of:=ABS([.I113]-[.J113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114]-[.J114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115]-[.J115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  <table:table-cell table:formula="of:=ABS([.I116]-[.J116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Belly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processed</text:p>
          </table:table-cell>
          <table:table-cell table:formula="of:=ABS([.I117]-[.J117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118]-[.J118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  <table:table-cell table:formula="of:=ABS([.I119]-[.J119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RightArm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processed</text:p>
          </table:table-cell>
          <table:table-cell table:formula="of:=ABS([.I120]-[.J12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score (lower is better): </text:p>
          </table:table-cell>
          <table:table-cell table:style-name="Default" table:formula="of:=SUM([.L41:.L120])" office:value-type="float" office:value="108" calcext:value-type="float">
            <text:p>108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office:value-type="string" calcext:value-type="string">
            <text:p>Squats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Chest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reprocessed</text:p>
          </table:table-cell>
          <table:table-cell table:formula="of:=ABS([.I124]-[.J124]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preprocessed</text:p>
          </table:table-cell>
          <table:table-cell table:formula="of:=ABS([.I125]-[.J12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LeftArm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eprocessed</text:p>
          </table:table-cell>
          <table:table-cell table:formula="of:=ABS([.I126]-[.J12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preprocessed</text:p>
          </table:table-cell>
          <table:table-cell table:formula="of:=ABS([.I127]-[.J12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RightArm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processed</text:p>
          </table:table-cell>
          <table:table-cell table:formula="of:=ABS([.I128]-[.J12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LeftArm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eprocessed</text:p>
          </table:table-cell>
          <table:table-cell table:formula="of:=ABS([.I129]-[.J12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Belly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processed</text:p>
          </table:table-cell>
          <table:table-cell table:formula="of:=ABS([.I130]-[.J13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Chest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processed</text:p>
          </table:table-cell>
          <table:table-cell table:formula="of:=ABS([.I131]-[.J131])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score (lower is better): </text:p>
          </table:table-cell>
          <table:table-cell table:style-name="Default" table:formula="of:=SUM([.L124:.L131])" office:value-type="float" office:value="11" calcext:value-type="float">
            <text:p>11</text:p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01:21:45.315775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01:07:55.946902880</meta:creation-date>
    <meta:generator>LibreOffice/6.4.6.2$Linux_X86_64 LibreOffice_project/40$Build-2</meta:generator>
    <dc:date>2021-01-04T01:32:01.019316988</dc:date>
    <meta:editing-duration>PT20M32S</meta:editing-duration>
    <meta:editing-cycles>7</meta:editing-cycles>
    <meta:document-statistic meta:table-count="1" meta:cell-count="1498" meta:object-count="0"/>
  </office:meta>
</office:document-meta>
</file>